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onospace" svg:font-family="Monospace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style:font-name-asian="Monospace" style:font-size-asian="12pt" style:font-name-complex="Monospace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fo:background-color="transparent" style:font-name-asian="Monospace" style:font-size-asian="12pt" style:font-name-complex="Monospace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officeooo:paragraph-rsid="001119af" fo:background-color="transparent" style:font-name-asian="Monospace" style:font-size-asian="12pt" style:font-name-complex="Monospace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fo:font-weight="normal" officeooo:paragraph-rsid="001119af" fo:background-color="transparent" style:font-name-asian="Monospace" style:font-size-asian="12pt" style:font-weight-asian="normal" style:font-name-complex="Monospace" style:font-size-complex="12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loext:opacity="100%" style:font-name="Times New Roman" fo:font-size="12pt" style:font-name-asian="Monospace" style:font-size-asian="12pt" style:font-name-complex="Monospace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loext:opacity="100%" style:font-name="Times New Roman" fo:font-size="12pt" fo:background-color="transparent" style:font-name-asian="Monospace" style:font-size-asian="12pt" style:font-name-complex="Monospace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loext:opacity="100%" style:font-name="Times New Roman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loext:opacity="100%" style:font-name="Times New Roman" fo:font-size="12pt" fo:font-weight="normal" fo:background-color="transparent" style:font-name-asian="Monospace" style:font-size-asian="12pt" style:font-weight-asian="normal" style:font-name-complex="Monospace" style:font-size-complex="12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loext:opacity="100%" style:font-name="Times New Roman" fo:font-size="12pt" style:font-name-asian="Monospace" style:font-size-asian="12pt" style:font-name-complex="Monospace" style:font-size-complex="12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loext:opacity="100%" style:font-name="Times New Roman" fo:font-size="12pt" style:text-underline-style="none" style:font-name-asian="Monospace" style:font-size-asian="12pt" style:font-name-complex="Monospace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7f0055" loext:opacity="100%" style:font-name="Times New Roman" fo:font-size="12pt" fo:font-weight="bold" fo:background-color="transparent" style:font-name-asian="Monospace" style:font-size-asian="12pt" style:font-weight-asian="bold" style:font-name-complex="Monospace" style:font-size-complex="12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loext:opacity="100%" style:font-name="Times New Roman" fo:font-size="12pt" fo:font-weight="bold" fo:background-color="transparent" style:font-name-asian="Monospace" style:font-size-asian="12pt" style:font-weight-asian="bold" style:font-name-complex="Monospace" style:font-size-complex="12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loext:opacity="100%" style:font-name="Times New Roman" fo:font-size="12pt" officeooo:paragraph-rsid="001321df" style:font-name-asian="Monospace" style:font-size-asian="12pt" style:font-name-complex="Monospace" style:font-size-complex="12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loext:opacity="100%" style:font-name="Times New Roman" fo:font-size="12pt" style:font-name-asian="Monospace" style:font-size-asian="12pt" style:font-name-complex="Monospace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loext:opacity="100%" style:font-name="Times New Roman" fo:font-size="12pt" officeooo:paragraph-rsid="001454d5" style:font-name-asian="Monospace" style:font-size-asian="12pt" style:font-name-complex="Monospace" style:font-size-complex="12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loext:opacity="100%" style:font-name="Times New Roman" fo:font-size="12pt" style:text-underline-style="none" officeooo:paragraph-rsid="0011b3b6" style:font-name-asian="Monospace" style:font-size-asian="12pt" style:font-name-complex="Monospace" style:font-size-complex="12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loext:opacity="100%" style:font-name="Times New Roman" fo:font-size="12pt" style:text-underline-style="none" officeooo:paragraph-rsid="001321df" style:font-name-asian="Monospace" style:font-size-asian="12pt" style:font-name-complex="Monospace" style:font-size-complex="12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loext:opacity="100%" style:font-name="Times New Roman" fo:font-size="12pt" style:text-underline-style="none" fo:font-weight="normal" officeooo:paragraph-rsid="001321df" fo:background-color="transparent" style:font-name-asian="Monospace" style:font-size-asian="12pt" style:font-weight-asian="normal" style:font-name-complex="Monospace" style:font-size-complex="12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loext:opacity="100%" style:font-name="Times New Roman" fo:font-size="12pt" style:text-underline-style="none" fo:font-weight="normal" officeooo:paragraph-rsid="001454d5" fo:background-color="transparent" style:font-name-asian="Monospace" style:font-size-asian="12pt" style:font-weight-asian="normal" style:font-name-complex="Monospace" style:font-size-complex="12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fo:color="#3f7f5f" loext:opacity="100%" style:font-name="Times New Roman" fo:font-size="12pt" style:text-underline-style="none" fo:font-weight="normal" officeooo:paragraph-rsid="001454d5" fo:background-color="transparent" style:font-name-asian="Monospace" style:font-size-asian="12pt" style:font-weight-asian="normal" style:font-name-complex="Monospace" style:font-size-complex="12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style:font-size-asian="12pt" style:font-size-complex="12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loext:opacity="100%" style:font-name="Times New Roman" fo:font-size="12pt" style:font-name-asian="Monospace" style:font-size-asian="12pt" style:font-name-complex="Monospace" style:font-size-complex="12pt"/>
    </style:style>
    <style:style style:name="T1" style:family="text">
      <style:text-properties fo:color="#7f0055" loext:opacity="100%" fo:font-weight="bold" style:font-weight-asian="bold" style:font-weight-complex="bold"/>
    </style:style>
    <style:style style:name="T2" style:family="text">
      <style:text-properties fo:color="#7f0055" loext:opacity="100%" fo:font-weight="bold" officeooo:rsid="001119af" style:font-weight-asian="bold" style:font-weight-complex="bold"/>
    </style:style>
    <style:style style:name="T3" style:family="text">
      <style:text-properties fo:color="#7f0055" loext:opacity="100%" fo:font-weight="bold" fo:background-color="transparent" loext:char-shading-value="0" style:font-weight-asian="bold" style:font-weight-complex="bold"/>
    </style:style>
    <style:style style:name="T4" style:family="text">
      <style:text-properties fo:color="#7f0055" loext:opacity="100%" fo:font-weight="bold" fo:background-color="transparent" loext:char-shading-value="0" style:font-name-asian="Monospace" style:font-weight-asian="bold" style:font-name-complex="Monospace" style:font-weight-complex="bold"/>
    </style:style>
    <style:style style:name="T5" style:family="text">
      <style:text-properties fo:color="#7f0055" loext:opacity="100%" fo:font-weight="bold" officeooo:rsid="0011b3b6" fo:background-color="transparent" loext:char-shading-value="0" style:font-name-asian="Monospace" style:font-weight-asian="bold" style:font-name-complex="Monospace" style:font-weight-complex="bold"/>
    </style:style>
    <style:style style:name="T6" style:family="text">
      <style:text-properties fo:color="#7f0055" loext:opacity="100%" fo:font-weight="bold" style:font-name-asian="Monospace" style:font-weight-asian="bold" style:font-name-complex="Monospace" style:font-weight-complex="bold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font-weight="bold" style:font-weight-asian="bold" style:font-weight-complex="bold"/>
    </style:style>
    <style:style style:name="T9" style:family="text">
      <style:text-properties fo:color="#000000" loext:opacity="100%" style:text-underline-style="none"/>
    </style:style>
    <style:style style:name="T10" style:family="text">
      <style:text-properties fo:color="#000000" loext:opacity="100%" fo:background-color="transparent" loext:char-shading-value="0"/>
    </style:style>
    <style:style style:name="T11" style:family="text">
      <style:text-properties fo:color="#000000" loext:opacity="100%" style:font-name-asian="Monospace" style:font-name-complex="Monospace"/>
    </style:style>
    <style:style style:name="T12" style:family="text">
      <style:text-properties fo:color="#000000" loext:opacity="100%" officeooo:rsid="001119af"/>
    </style:style>
    <style:style style:name="T13" style:family="text">
      <style:text-properties fo:color="#000000" loext:opacity="100%" officeooo:rsid="001321df"/>
    </style:style>
    <style:style style:name="T14" style:family="text">
      <style:text-properties fo:color="#3f7f5f" loext:opacity="100%"/>
    </style:style>
    <style:style style:name="T15" style:family="text">
      <style:text-properties fo:color="#3f7f5f" loext:opacity="100%" style:text-underline-style="solid" style:text-underline-width="auto" style:text-underline-color="font-color"/>
    </style:style>
    <style:style style:name="T16" style:family="text">
      <style:text-properties fo:color="#3f7f5f" loext:opacity="100%" style:text-underline-style="solid" style:text-underline-width="auto" style:text-underline-color="font-color" style:font-name-asian="Monospace" style:font-name-complex="Monospace"/>
    </style:style>
    <style:style style:name="T17" style:family="text">
      <style:text-properties fo:color="#3f7f5f" loext:opacity="100%" style:text-underline-style="solid" style:text-underline-width="auto" style:text-underline-color="font-color" officeooo:rsid="001119af" style:font-name-asian="Monospace" style:font-name-complex="Monospace"/>
    </style:style>
    <style:style style:name="T18" style:family="text">
      <style:text-properties fo:color="#3f7f5f" loext:opacity="100%" style:text-underline-style="none"/>
    </style:style>
    <style:style style:name="T19" style:family="text">
      <style:text-properties fo:color="#3f7f5f" loext:opacity="100%" style:text-underline-style="none" style:font-name-asian="Monospace" style:font-name-complex="Monospace"/>
    </style:style>
    <style:style style:name="T20" style:family="text">
      <style:text-properties fo:color="#3f7f5f" loext:opacity="100%" style:text-underline-style="none" officeooo:rsid="001454d5"/>
    </style:style>
    <style:style style:name="T21" style:family="text">
      <style:text-properties fo:color="#0000c0" loext:opacity="100%"/>
    </style:style>
    <style:style style:name="T22" style:family="text">
      <style:text-properties fo:color="#0000c0" loext:opacity="100%" style:font-name-asian="Monospace" style:font-name-complex="Monospace"/>
    </style:style>
    <style:style style:name="T23" style:family="text">
      <style:text-properties fo:color="#0000c0" loext:opacity="100%" officeooo:rsid="001119af"/>
    </style:style>
    <style:style style:name="T24" style:family="text">
      <style:text-properties fo:color="#ff0000" loext:opacity="100%"/>
    </style:style>
    <style:style style:name="T25" style:family="text">
      <style:text-properties fo:color="#ff0000" loext:opacity="100%" fo:font-weight="bold" style:font-weight-asian="bold" style:font-weight-complex="bold"/>
    </style:style>
    <style:style style:name="T26" style:family="text">
      <style:text-properties officeooo:rsid="0011b3b6"/>
    </style:style>
    <style:style style:name="T27" style:family="text">
      <style:text-properties officeooo:rsid="001321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package</text:span><text:span text:style-name="T8"> org.pmoo.ejemplos.packlistaarrays;</text:span></text:p>
      <text:p text:style-name="P9"/>
      <text:p text:style-name="P3"><text:span text:style-name="T1">public</text:span><text:span text:style-name="T7"> </text:span><text:span text:style-name="T1">class</text:span><text:span text:style-name="T7"> ListaPersonas</text:span></text:p>
      <text:p text:style-name="P7">{</text:p>
      <text:p text:style-name="P3"><text:span text:style-name="T7"><text:tab/></text:span><text:span text:style-name="T14">//</text:span><text:span text:style-name="T15">atributos</text:span></text:p>
      <text:p text:style-name="P1"><text:span text:style-name="T6"><text:tab/>private</text:span> <text:span text:style-name="T9">int longitud;</text:span></text:p>
      <text:p text:style-name="P1"><text:tab/><text:span text:style-name="T6">private </text:span><text:span text:style-name="T7">Persona[] </text:span><text:span text:style-name="T21">lista</text:span><text:span text:style-name="T7">;</text:span></text:p>
      <text:p text:style-name="P7"><text:tab/></text:p>
      <text:p text:style-name="P3"><text:span text:style-name="T7"><text:tab/></text:span><text:span text:style-name="T14">//</text:span><text:span text:style-name="T15">Constructora</text:span></text:p>
      <text:p text:style-name="P3"><text:span text:style-name="T7"><text:tab/></text:span><text:span text:style-name="T1">public</text:span><text:span text:style-name="T7"> ListaPersonas()</text:span></text:p>
      <text:p text:style-name="P7"><text:tab/>{</text:p>
      <text:p text:style-name="P2"><text:s text:c="12"/><text:tab/><text:span text:style-name="T6">this</text:span>.longitud=0;</text:p>
      <text:p text:style-name="P2"><text:span text:style-name="T7"><text:tab/> <text:s text:c="11"/></text:span><text:span text:style-name="T6">this</text:span><text:span text:style-name="T7">.</text:span><text:span text:style-name="T22">lista</text:span><text:span text:style-name="T7">=</text:span><text:span text:style-name="T1">new</text:span><text:span text:style-name="T7"> Persona[10</text:span><text:span text:style-name="T13">0</text:span><text:span text:style-name="T7">];</text:span></text:p>
      <text:p text:style-name="P7"><text:tab/>}</text:p>
      <text:p text:style-name="P2"/>
      <text:p text:style-name="P2"><text:tab/><text:span text:style-name="T16">// </text:span><text:span text:style-name="T17">Otros métodos</text:span></text:p>
      <text:p text:style-name="P2"><text:span text:style-name="T19"><text:tab/></text:span><text:span text:style-name="T6">public</text:span><text:span text:style-name="T11"> int getLongitud()</text:span></text:p>
      <text:p text:style-name="P7"><text:tab/>{</text:p>
      <text:p text:style-name="P3"><text:span text:style-name="T7"><text:tab/><text:tab/></text:span><text:span text:style-name="T1">return</text:span><text:span text:style-name="T8"> </text:span><text:span text:style-name="T1">this</text:span><text:span text:style-name="T7">.</text:span><text:span text:style-name="T21">longitud</text:span><text:span text:style-name="T7">;</text:span></text:p>
      <text:p text:style-name="P7"><text:tab/>}</text:p>
      <text:p text:style-name="P13"/>
      <text:p text:style-name="P3"><text:span text:style-name="T3"><text:tab/>private</text:span><text:span text:style-name="T10"> </text:span><text:span text:style-name="T3">void</text:span><text:span text:style-name="T10"> incrementarLongitud()</text:span></text:p>
      <text:p text:style-name="P8"><text:tab/>{</text:p>
      <text:p text:style-name="P5"><text:span text:style-name="T7"><text:tab/><text:tab/></text:span><text:span text:style-name="T1">this</text:span><text:span text:style-name="T7">.</text:span><text:span text:style-name="T21">longitud </text:span><text:span text:style-name="T23">= </text:span><text:span text:style-name="T2">this</text:span><text:span text:style-name="T12">.</text:span><text:span text:style-name="T23">longitud</text:span><text:span text:style-name="T7"> +1;</text:span></text:p>
      <text:p text:style-name="P8"><text:tab/>}</text:p>
      <text:p text:style-name="P14"/>
      <text:p text:style-name="P4"><text:span text:style-name="T8"><text:tab/></text:span><text:span text:style-name="T1">private</text:span><text:span text:style-name="T7"> </text:span><text:span text:style-name="T1">void</text:span><text:span text:style-name="T7"> decrementarLongitud()</text:span></text:p>
      <text:p text:style-name="P8"><text:tab/>{</text:p>
      <text:p text:style-name="P6"><text:span text:style-name="T7"><text:tab/><text:tab/></text:span><text:span text:style-name="T1">this</text:span><text:span text:style-name="T7">.</text:span><text:span text:style-name="T21">longitud </text:span><text:span text:style-name="T23">= </text:span><text:span text:style-name="T2">this</text:span><text:span text:style-name="T12">.</text:span><text:span text:style-name="T23">longitud</text:span><text:span text:style-name="T7"> </text:span><text:span text:style-name="T12">-</text:span><text:span text:style-name="T7">1;</text:span></text:p>
      <text:p text:style-name="P10"><text:tab/>}</text:p>
      <text:p text:style-name="P2"/>
      <text:p text:style-name="P19"><text:tab/>// post: <text:span text:style-name="T27">añade pPersona a la lista, aunque ya esté en ella</text:span></text:p>
      <text:p text:style-name="P2"><text:s/><text:tab/><text:span text:style-name="T4">public</text:span> <text:span text:style-name="T4">void</text:span> añadirPersona(Persona pPersona)</text:p>
      <text:p text:style-name="P2"><text:tab/>{ <text:s text:c="2"/><text:span text:style-name="T25">//para rellenar</text:span></text:p>
      <text:p text:style-name="P7"><text:s text:c="10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}</text:p>
      <text:p text:style-name="P20"><text:tab/></text:p>
      <text:p text:style-name="P21"><text:tab/></text:p>
      <text:p text:style-name="P22"><text:tab/>// post: <text:span text:style-name="T27">elimina todas las apariciones de pPersona de la lista, y mantiene el orden</text:span></text:p>
      <text:p text:style-name="P2"><text:span text:style-name="T4"><text:tab/>public</text:span> <text:span text:style-name="T4">void</text:span> eliminarPersona(Persona pPersona)</text:p>
      <text:p text:style-name="P2"><text:tab/>{ <text:s text:c="3"/><text:span text:style-name="T25">//para rellenar</text:span></text:p>
      <text:p text:style-name="P11"><text:s text:c="11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span text:style-name="T24"><text:s/><text:tab/></text:span></text:p>
      <text:p text:style-name="P15"><text:span text:style-name="T24"/></text:p>
      <text:p text:style-name="P15"><text:span text:style-name="T24"><text:tab/></text:span>}</text:p>
      <text:p text:style-name="P7"/>
      <text:p text:style-name="P12"/>
      <text:p text:style-name="P18"><text:tab/>// <text:span text:style-name="T26">método (en principio) privado</text:span></text:p>
      <text:p text:style-name="P18"><text:tab/>// post: devolverá -1 si la persona no se encuentra</text:p>
      <text:p text:style-name="P2"><text:span text:style-name="T4"><text:tab/></text:span><text:span text:style-name="T5">private</text:span> <text:span text:style-name="T4">int</text:span> buscarPersona(Persona pPersona)</text:p>
      <text:p text:style-name="P2"><text:tab/>{</text:p>
      <text:p text:style-name="P7"><text:s text:c="2"/><text:tab/> <text:s/>int posEnc=-1;</text:p>
      <text:p text:style-name="P7"><text:tab/> <text:s/>int ind=0;</text:p>
      <text:p text:style-name="P7"><text:s/><text:tab/> <text:s/>boolean enc=false;</text:p>
      <text:p text:style-name="P7"><text:tab/> <text:s/>while(ind&lt;this.getLongitud()&amp;&amp; !enc)</text:p>
      <text:p text:style-name="P7"><text:tab/> <text:s text:c="2"/>{ <text:s text:c="3"/><text:span text:style-name="T25">//para rellenar</text:span></text:p>
      <text:p text:style-name="P7"><text:s text:c="11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/><text:tab/> <text:s text:c="2"/>}</text:p>
      <text:p text:style-name="P7"/>
      <text:p text:style-name="P7"/>
      <text:p text:style-name="P7"><text:tab/>}</text:p>
      <text:p text:style-name="P7"><text:s text:c="3"/></text:p>
      <text:p text:style-name="P7"><text:span text:style-name="T1"><text:tab/>private</text:span> <text:span text:style-name="T1">void</text:span> desplazarIzq(<text:span text:style-name="T1">int</text:span> pDesde)</text:p>
      <text:p text:style-name="P7"><text:tab/>{ <text:s text:c="2"/><text:span text:style-name="T25">//para rellenar</text:span></text:p>
      <text:p text:style-name="P11"><text:s/></text:p>
      <text:p text:style-name="P11"/>
      <text:p text:style-name="P7"/>
      <text:p text:style-name="P7"/>
      <text:p text:style-name="P7"/>
      <text:p text:style-name="P7"/>
      <text:p text:style-name="P7"/>
      <text:p text:style-name="P7"><text:s text:c="2"/></text:p>
      <text:p text:style-name="P7"/>
      <text:p text:style-name="P7"/>
      <text:p text:style-name="P7"><text:tab/>}</text:p>
      <text:p text:style-name="P7"/>
      <text:p text:style-name="P17">} <text:span text:style-name="T18">// </text:span><text:span text:style-name="T20">final de la <text:s/>clase ListaPersona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onospace" svg:font-family="Monospace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26cm" fo:margin-bottom="0.99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itziber </meta:initial-creator>
    <meta:creation-date>2011-02-09T19:53:59</meta:creation-date>
    <dc:date>2022-02-01T08:17:57.600000000</dc:date>
    <meta:editing-duration>PT2H51M49S</meta:editing-duration>
    <meta:editing-cycles>36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58" meta:word-count="140" meta:character-count="1132" meta:non-whitespace-character-count="896"/>
  </office:meta>
</office:document-meta>
</file>